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blog.devgenius.io/calorie-tracker-app-with-python-django-framework-cc86dc2046e8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9T21:12:19.155854945</meta:creation-date>
    <dc:date>2022-03-29T21:12:40.757422509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87" meta:non-whitespace-character-count="87"/>
    <meta:generator>LibreOffice/6.4.7.2$Linux_X86_64 LibreOffice_project/40$Build-2</meta:generator>
  </office:meta>
</office:document-meta>
</file>